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4.75cm" fo:min-width="12.5cm"/>
    </style:style>
    <style:style style:name="gr2" style:family="graphic" style:parent-style-name="objectwithoutfill">
      <style:graphic-properties svg:stroke-width="0.106cm" draw:marker-start="Dimension_20_Lines" draw:marker-start-width="0.359cm" draw:marker-end="Dimension_20_Lines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4.39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4.394cm" fo:padding-top="0.178cm" fo:padding-bottom="0.178cm" fo:padding-left="0.303cm" fo:padding-right="0.303cm"/>
    </style:style>
    <style:style style:name="gr6" style:family="graphic" style:parent-style-name="objectwithoutfill">
      <style:graphic-properties draw:stroke="dash" draw:stroke-dash="Dashed_20__28_var_29_" svg:stroke-width="0.106cm" svg:stroke-color="#000000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-color="#000000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7.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5.65cm" fo:min-width="1.5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5.65cm" fo:min-width="5.5cm"/>
    </style:style>
    <style:style style:name="gr11" style:family="graphic" style:parent-style-name="objectwithoutfill">
      <style:graphic-properties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ashed_20__28_var_29_"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b2b2b2"/>
      <style:paragraph-properties fo:text-align="center"/>
      <style:text-properties fo:color="#ffffff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color="#ffffff" fo:font-size="44pt" style:font-size-asian="44pt" style:font-size-complex="44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cm" svg:height="5cm" svg:x="1cm" svg:y="2.5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4.5cm" svg:y1="7.5cm" svg:x2="14.5cm" svg:y2="2.5cm">
            <text:p/>
          </draw:line>
          <draw:frame draw:style-name="gr3" draw:text-style-name="P4" draw:layer="layout" svg:width="2cm" svg:height="1cm" svg:x="14.5cm" svg:y="4.5cm">
            <draw:text-box>
              <text:p>32px</text:p>
            </draw:text-box>
          </draw:frame>
        </draw:g>
        <draw:custom-shape draw:style-name="gr4" draw:text-style-name="P3" draw:layer="layout" svg:width="5cm" svg:height="5cm" svg:x="1cm" svg:y="2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5cm" svg:x="3cm" svg:y="2.50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1cm" svg:y1="2.101cm" svg:x2="8.1cm" svg:y2="2.1cm">
          <text:p/>
        </draw:line>
        <draw:custom-shape draw:style-name="gr7" draw:text-style-name="P6" draw:layer="layout" svg:width="5cm" svg:height="1cm" svg:x="1cm" svg:y="1.5cm">
          <text:p text:style-name="P5"><text:span text:style-name="T2">Sliding Window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1cm" svg:x="6cm" svg:y="1cm">
          <draw:text-box>
            <text:p text:style-name="P5">8px</text:p>
          </draw:text-box>
        </draw:frame>
        <draw:g>
          <draw:custom-shape draw:style-name="gr1" draw:text-style-name="P2" draw:layer="layout" svg:width="13cm" svg:height="5cm" svg:x="1cm" svg:y="9.5cm">
            <text:p text:style-name="P1"><text:span text:style-name="T1">Imag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8cm" svg:height="5cm" svg:x="6cm" svg:y="9.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3cm" svg:height="5cm" svg:x="6cm" svg:y="9.5cm">
            <text:p text:style-name="P1"><text:span text:style-name="T1">Im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5.9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6cm" svg:height="5.9cm" svg:x="13cm" svg:y="9.1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3" draw:layer="layout" svg:x1="3.5cm" svg:y1="7.5cm" svg:x2="3.5cm" svg:y2="9.6cm">
          <text:p/>
        </draw:line>
        <draw:line draw:style-name="gr12" draw:text-style-name="P3" draw:layer="layout" svg:x1="7cm" svg:y1="7.5cm" svg:x2="9cm" svg:y2="9.5cm">
          <text:p/>
        </draw:line>
        <draw:g>
          <draw:line draw:style-name="gr2" draw:text-style-name="P3" draw:layer="layout" svg:x1="13.5cm" svg:y1="14.5cm" svg:x2="13.5cm" svg:y2="9.5cm">
            <text:p/>
          </draw:line>
          <draw:frame draw:style-name="gr3" draw:text-style-name="P4" draw:layer="layout" svg:width="2cm" svg:height="1cm" svg:x="13.5cm" svg:y="11.5cm">
            <draw:text-box>
              <text:p>32px</text:p>
            </draw:text-box>
          </draw:frame>
        </draw:g>
        <draw:line draw:style-name="gr2" draw:text-style-name="P3" draw:layer="layout" svg:x1="8cm" svg:y1="15cm" svg:x2="13cm" svg:y2="15cm">
          <text:p/>
        </draw:line>
        <draw:frame draw:style-name="gr3" draw:text-style-name="P4" draw:layer="layout" svg:width="2cm" svg:height="1cm" svg:x="9.5cm" svg:y="15cm">
          <draw:text-box>
            <text:p>32p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7:43:58.389123394</meta:creation-date>
    <dc:date>2018-04-02T18:10:27.008836308</dc:date>
    <meta:editing-duration>PT5M45S</meta:editing-duration>
    <meta:editing-cycles>2</meta:editing-cycles>
    <meta:generator>LibreOffice/6.0.2.1$MacOSX_X86_64 LibreOffice_project/f7f06a8f319e4b62f9bc5095aa112a65d2f3ac89</meta:generator>
    <meta:document-statistic meta:object-count="23"/>
  </office:meta>
</office:document-meta>
</file>